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/>
    </style:style>
    <style:style style:name="ce5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ease</text:p>
          </table:table-cell>
          <table:table-cell table:style-name="ce1" table:number-columns-repeated="25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eneral</text:p>
          </table:table-cell>
          <table:table-cell office:value-type="string">
            <text:p>Open</text:p>
          </table:table-cell>
          <table:table-cell office:value-type="string">
            <text:p>cleanup interface names (Handler instead of Ihandler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Done</text:p>
          </table:table-cell>
          <table:table-cell office:value-type="string">
            <text:p>search/replace NullPointerException/ObjectTK.enforceNotNull()</text:p>
          </table:table-cell>
          <table:table-cell office:value-type="string">
            <text:p>PEND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getXYOptions() - Methode unterstützen (aka Choic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bei enum type sind options automatisch durch enum-elemente bestimmt (falls getXYOptions() fehlt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write ModelInspecto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place use of ModelInspector with Metamodel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Re-Naming: @Executable VS @Operation, @Expose VS @Show, @ExposeProperties VS @ShowProperties / @HidePropertie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@Operation(name): unique name erzwingen bei overloaded Method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JavaMetaModel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efer</text:p>
          </table:table-cell>
          <table:table-cell office:value-type="string">
            <text:p>MetaModel Layering: ab Modell VS. für widge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equals und hashCode in connectors sauber implementier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clean-up IDataConnectorFactory und DefaultDataConnectorFactory (infoQueu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rethink ConnectorInfo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Naming: model VS context (ScalarProperty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Mediator chaining: domain object NICHT Observable – edit über Widget und Operation triggern refresh über gesamten Mediator Tree (alles zurzeit sichtbar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ListPanel muss Inhalt refreshen, wenn Property von Detail ändert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orkbench</text:p>
          </table:table-cell>
          <table:table-cell office:value-type="string">
            <text:p>Defer</text:p>
          </table:table-cell>
          <table:table-cell office:value-type="string">
            <text:p>Navigator.back(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6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GenericForm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CollectionWidgetControlle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: embedded Properties werden in Tab angezeigt (z.B.: Person.address -&gt; Properties von Address im Tab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(EmbeddableFactory) auf Class: für dynamische (by-mapping) oder mehrwertige Embedded Objec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executable actions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navigation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style-name="ce3"/>
          <table:table-cell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request focus on buttons: &lt;executables&gt;, btns in executable dialogs</text:p>
          </table:table-cell>
          <table:table-cell table:style-name="ce5" office:value-type="float" office:value="9.08">
            <text:p>9.08</text:p>
          </table:table-cell>
          <table:table-cell table:style-name="ce4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xecutableAction: keine Auto-Navigation zu primitiven Typ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clipse Run-Icon (Play-Button) als Icon für Operations (auch bei Table verwendent)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OperationInput support (aka FluentFeed) -&gt; order sample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Re-Naming: OperationDialog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style-name="ce4" table:number-columns-repeated="2"/>
          <table:table-cell table:style-name="ce4" office:value-type="string">
            <text:p>ExecuteDialog</text:p>
          </table:table-cell>
          <table:table-cell table:style-name="ce4" office:value-type="string">
            <text:p>Discarded</text:p>
          </table:table-cell>
          <table:table-cell table:style-name="ce4" office:value-type="string">
            <text:p>wenn namen in @Executable auf properties zeigen, dann edit mode - also felder mit property werten befull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Generic options (choice) support with JList and selectable/options property (LocalizedHelloWorldExample)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Zukunft von ChoiceUISwing ?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Aufrufe zu Model und zu Widget immer in try-catch-finally: keine undefinierten Zustände bei Exceptions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Done</text:p>
          </table:table-cell>
          <table:table-cell office:value-type="string">
            <text:p>@ExposeProperties auf getter-Methoden und Feldern für table columns auswahl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Defer</text:p>
          </table:table-cell>
          <table:table-cell table:style-name="ce6" office:value-type="string">
            <text:p>TableColumn <text:span text:style-name="T1">Auswahl</text:span> in <text:span text:style-name="T1">handmade</text:span> panels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Table</text:p>
          </table:table-cell>
          <table:table-cell office:value-type="string">
            <text:p>Open</text:p>
          </table:table-cell>
          <table:table-cell table:style-name="ce6" office:value-type="string">
            <text:p>@OperationAffinity(“removeAddress”) Person.addressoptions: Operation.enabled nur wenn Selektion in Tabelle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Types/Converters</text:p>
          </table:table-cell>
          <table:table-cell office:value-type="string">
            <text:p>Done</text:p>
          </table:table-cell>
          <table:table-cell table:style-name="ce6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table:style-name="ce6" office:value-type="string">
            <text:p>Prio. 1 haben Typen von String geparsed werden koenn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table:style-name="ce6" office:value-type="string">
            <text:p>boolean VS. Boolean // klare Definition wo primitive Typen und wo immer Objects verwendet werde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table:style-name="ce6" office:value-type="string">
            <text:p>ModelInspector.isPrimitive(Class) : boolean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Types/Converters</text:p>
          </table:table-cell>
          <table:table-cell office:value-type="string">
            <text:p>Open</text:p>
          </table:table-cell>
          <table:table-cell office:value-type="string">
            <text:p>full support for converter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DDD</text:p>
          </table:table-cell>
          <table:table-cell office:value-type="string">
            <text:p>Done</text:p>
          </table:table-cell>
          <table:table-cell office:value-type="string">
            <text:p>Support for CompanionObject</text:p>
          </table:table-cell>
          <table:table-cell office:value-type="string">
            <text:p>PEND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5" office:value-type="string">
            <text:p>DDD</text:p>
          </table:table-cell>
          <table:table-cell office:value-type="string">
            <text:p>Defer</text:p>
          </table:table-cell>
          <table:table-cell office:value-type="string">
            <text:p>aggregates: nur aggregates in der sidebar als navigations startpunkt verfügba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6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6" office:value-type="string">
            <text:p>ant <text:span text:style-name="T1">buildfile</text:span> fur core: build.xml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6" office:value-type="string">
            <text:p>dataProxy refresh/reload model <text:span text:style-name="T1">ist</text:span> observable, stateChange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6" office:value-type="string">
            <text:p>dataProxy refresh/reload model <text:span text:style-name="T1">ist</text:span> observable, propertyChange</text:p>
          </table:table-cell>
          <table:table-cell table:style-name="ce5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6" office:value-type="string">
            <text:p>getter only plugs richtig handhaben, Acess Rules beachten in writeValue0() (d.h. Exception werfen ?! ) :: Connector &amp; Property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6" office:value-type="string">
            <text:p>graceful handling of getXY() ohne setXY() methode (Access)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6" office:value-type="string">
            <text:p>immutable &amp; read-only: public final field (and optional public getter)</text:p>
          </table:table-cell>
          <table:table-cell table:style-name="ce5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rojectExample als Showcase für verfügbare Widget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short description of all examples: wiki and class comment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finish currency converte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Fowlers state machine aus DSL buch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OperationInput Sample: Order Model</text:p>
          </table:table-cell>
          <table:table-cell table:number-columns-repeated="251"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Allgemein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SvcRepo für Lookup nur td4j intern brauchen, Client Code soll SvcRepository populieren und Workbench beim Start übergeben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inding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ListDataConnector anstatt CollectionDataConnector (collection type weglassen und immer List zurückgeben – Modell kann aber auch andere Collection haben)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Alle <text:span text:style-name="T4">XYNamedXYDataConnector (Interfaces und Implementierungen) löschen, direkt ScalarProperty und ListProperty brauchen</text:span>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NestedScalarDataAccessProvider aufräumen, ScalarProperty brauchen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Type System: @PrimitiveType ersetzt ConverterRepo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string">
            <text:p>Binding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EventBus ersetzt “BusinessObject implements Observable”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Annotation Support für MetaClass und Features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orkbench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Gruppierung in Sidebar nach pkg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ce7" office:value-type="string">
            <text:p>OperationAffinity mit UI Widge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hoice/Selection Suppor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ollection Editor</text:p>
          </table:table-cell>
          <table:table-cell table:style-name="Default"/>
          <table:table-cell table:number-columns-repeated="250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and>
              <table:filter-condition table:field-number="3" table:value="Open" table:operator="="/>
              <table:filter-condition table:field-number="0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05/26/2010</text:date>, <text:time>00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05-26T00:10:02</dc:date>
    <meta:editing-cycles>112</meta:editing-cycles>
    <meta:editing-duration>PT19H34M58S</meta:editing-duration>
    <meta:user-defined meta:name="Info 1"/>
    <meta:user-defined meta:name="Info 2"/>
    <meta:user-defined meta:name="Info 3"/>
    <meta:user-defined meta:name="Info 4"/>
    <meta:document-statistic meta:table-count="2" meta:cell-count="281"/>
  </office:meta>
</office:document-meta>
</file>